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23cm"/>
      <style:paragraph-properties style:writing-mode="lr-tb"/>
    </style:style>
    <style:style style:name="gr3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1.62cm" style:use-optimal-row-height="false"/>
    </style:style>
    <style:style style:name="ce1" style:family="table-cell">
      <style:text-properties fo:font-size="13pt" style:font-size-asian="13pt" style:font-size-complex="13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24.599cm" svg:height="4.859cm" svg:x="4.874cm" svg:y="3.15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4.572cm" svg:height="1.673cm" svg:x="1.372cm" svg:y="3.458cm">
          <draw:text-box>
            <text:p>Alternating</text:p>
          </draw:text-box>
        </draw:frame>
        <draw:frame draw:style-name="gr1" draw:text-style-name="P3" draw:layer="layout" svg:width="4.572cm" svg:height="1.673cm" draw:transform="rotate (1.5707963267949) translate (0.145cm 7.62cm)">
          <draw:text-box>
            <text:p text:style-name="P2"><text:span text:style-name="T1">Algorithm </text:span></text:p>
            <text:p text:style-name="P2"><text:span text:style-name="T1">(3x)</text:span></text:p>
          </draw:text-box>
        </draw:frame>
        <draw:frame draw:style-name="gr1" draw:text-style-name="P5" draw:layer="layout" svg:width="3.048cm" svg:height="1.673cm" svg:x="1.772cm" svg:y="4.659cm">
          <draw:text-box>
            <text:p text:style-name="P4">Minimal density</text:p>
          </draw:text-box>
        </draw:frame>
        <draw:frame draw:style-name="gr1" draw:text-style-name="P5" draw:layer="layout" svg:width="3.048cm" svg:height="1.673cm" svg:x="1.772cm" svg:y="6.36cm">
          <draw:text-box>
            <text:p text:style-name="P4">Simple density</text:p>
          </draw:text-box>
        </draw:frame>
        <draw:frame draw:style-name="gr2" draw:text-style-name="P3" draw:layer="layout" svg:width="8.89cm" svg:height="2.573cm" svg:x="13.918cm" svg:y="0.108cm">
          <draw:text-box>
            <text:p text:style-name="P2"><text:span text:style-name="T1">Compliance rate </text:span></text:p>
            <text:p text:style-name="P2"><text:span text:style-name="T1">(41x)</text:span></text:p>
          </draw:text-box>
        </draw:frame>
        <draw:frame draw:style-name="gr1" draw:text-style-name="P1" draw:layer="layout" svg:width="2.286cm" svg:height="1.673cm" draw:transform="rotate (1.5707963267949) translate (4.735cm 3.295cm)">
          <draw:text-box>
            <text:p>0.000 </text:p>
          </draw:text-box>
        </draw:frame>
        <draw:frame draw:style-name="gr1" draw:text-style-name="P1" draw:layer="layout" svg:width="2.794cm" svg:height="1.673cm" draw:transform="rotate (1.5707963267949) translate (5.283cm 3.303cm)">
          <draw:text-box>
            <text:p>0.025 </text:p>
          </draw:text-box>
        </draw:frame>
        <draw:frame draw:style-name="gr1" draw:text-style-name="P1" draw:layer="layout" svg:width="2.794cm" svg:height="1.673cm" draw:transform="rotate (1.5707963267949) translate (5.831cm 3.308cm)">
          <draw:text-box>
            <text:p>0.050 </text:p>
          </draw:text-box>
        </draw:frame>
        <draw:frame draw:style-name="gr1" draw:text-style-name="P1" draw:layer="layout" svg:width="2.794cm" svg:height="1.673cm" draw:transform="rotate (1.5707963267949) translate (28.704cm 3.164cm)">
          <draw:text-box>
            <text:p>1.000 </text:p>
          </draw:text-box>
        </draw:frame>
        <draw:frame draw:style-name="gr1" draw:text-style-name="P1" draw:layer="layout" svg:width="2.794cm" svg:height="1.673cm" draw:transform="rotate (1.5707963267949) translate (28.142cm 3.21cm)">
          <draw:text-box>
            <text:p>0.975</text:p>
          </draw:text-box>
        </draw:frame>
        <draw:line draw:style-name="gr3" draw:text-style-name="P6" draw:layer="layout" svg:x1="6.956cm" svg:y1="2.14cm" svg:x2="27.888cm" svg:y2="2.14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972cm" fo:page-height="8.38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515cm" svg:x="1cm" svg:y="5.015cm"/>
      <draw:page-thumbnail draw:layer="backgroundobjects" svg:width="8.999cm" svg:height="2.515cm" svg:x="1cm" svg:y="13.591cm"/>
      <draw:page-thumbnail draw:layer="backgroundobjects" svg:width="8.999cm" svg:height="2.515cm" svg:x="1cm" svg:y="22.167cm"/>
      <draw:page-thumbnail draw:layer="backgroundobjects" svg:width="8.999cm" svg:height="2.515cm" svg:x="11cm" svg:y="5.015cm"/>
      <draw:page-thumbnail draw:layer="backgroundobjects" svg:width="8.999cm" svg:height="2.515cm" svg:x="11cm" svg:y="13.591cm"/>
      <draw:page-thumbnail draw:layer="backgroundobjects" svg:width="8.999cm" svg:height="2.515cm" svg:x="11cm" svg:y="22.16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04T12:41:27.613276202</meta:creation-date>
    <dc:date>2024-01-04T13:08:24.749626901</dc:date>
    <meta:editing-duration>PT3M25S</meta:editing-duration>
    <meta:editing-cycles>3</meta:editing-cycles>
    <meta:generator>LibreOffice/6.4.7.2$Linux_X86_64 LibreOffice_project/40$Build-2</meta:generator>
    <meta:document-statistic meta:object-count="35"/>
  </office:meta>
</office:document-meta>
</file>